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e92" officeooo:paragraph-rsid="0013fe92"/>
    </style:style>
    <style:style style:name="P2" style:family="paragraph" style:parent-style-name="Standard">
      <style:text-properties officeooo:rsid="0016854b" officeooo:paragraph-rsid="0016854b"/>
    </style:style>
    <style:style style:name="P3" style:family="paragraph" style:parent-style-name="Standard">
      <style:text-properties officeooo:rsid="0016d476" officeooo:paragraph-rsid="0016d476"/>
    </style:style>
    <style:style style:name="P4" style:family="paragraph" style:parent-style-name="Standard">
      <style:text-properties officeooo:rsid="0016f8e7" officeooo:paragraph-rsid="0016f8e7"/>
    </style:style>
    <style:style style:name="P5" style:family="paragraph" style:parent-style-name="Standard">
      <style:text-properties officeooo:rsid="0016f8e7" officeooo:paragraph-rsid="0018f6d2"/>
    </style:style>
    <style:style style:name="P6" style:family="paragraph" style:parent-style-name="Standard">
      <style:text-properties officeooo:rsid="0018f6d2" officeooo:paragraph-rsid="0018f6d2"/>
    </style:style>
    <style:style style:name="P7" style:family="paragraph" style:parent-style-name="Standard">
      <style:text-properties officeooo:rsid="001a8247" officeooo:paragraph-rsid="001a8247"/>
    </style:style>
    <style:style style:name="T1" style:family="text">
      <style:text-properties officeooo:rsid="0015165a"/>
    </style:style>
    <style:style style:name="T2" style:family="text">
      <style:text-properties officeooo:rsid="0016d476"/>
    </style:style>
    <style:style style:name="T3" style:family="text">
      <style:text-properties officeooo:rsid="0018f6d2"/>
    </style:style>
    <style:style style:name="T4" style:family="text">
      <style:text-properties officeooo:rsid="001a8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<text:span text:style-name="T2">rochaine alternance faire expression écrite sur les avantages et incovénients de l’ia</text:span></text:p>
      <text:p text:style-name="Standard"/>
      <text:p text:style-name="P4">1) Which was the first city which banned facial recognition ?</text:p>
      <text:p text:style-name="Standard"/>
      <text:p text:style-name="P1">2) Where <text:span text:style-name="T1">the use of facial recognition relies on the one of the big advances facial recognition ?</text:span></text:p>
      <text:p text:style-name="P4">Where is the facial recognition used in London ?</text:p>
      <text:p text:style-name="P4"/>
      <text:p text:style-name="P4">3) Which has its UK headquarters at King’s Cross development ?</text:p>
      <text:p text:style-name="P4"/>
      <text:p text:style-name="P5">4) <text:span text:style-name="T3">When was the article published / written ?</text:span></text:p>
      <text:p text:style-name="P5"/>
      <text:p text:style-name="P5"><text:span text:style-name="T3">5) Which location was paralysed by Brexit ?</text:span></text:p>
      <text:p text:style-name="P5"/>
      <text:p text:style-name="P6">6) Where many this technology ve used in the future ?</text:p>
      <text:p text:style-name="P1"/>
      <text:p text:style-name="P2">7) Among how many people police arrested a suspect singled out by the facial recognition ?</text:p>
      <text:p text:style-name="P2"/>
      <text:p text:style-name="P3">8) Where the owners confirmed that facial recognition is used in the interest of public safety ?</text:p>
      <text:p text:style-name="P3"/>
      <text:p text:style-name="P6">9) Where are there more than are camera per 2 people in the</text:p>
      <text:p text:style-name="P6"/>
      <text:p text:style-name="P6">10) What can the difficulty to identify ethnic groups cause ?</text:p>
      <text:p text:style-name="P6"/>
      <text:p text:style-name="P6">11) What was the name of UK’s CCTV program <text:span text:style-name="T4">in the 1990’s ?</text:span></text:p>
      <text:p text:style-name="P6"/>
      <text:p text:style-name="P7">12) How many paragraphs are there ?</text:p>
      <text:p text:style-name="P7"/>
      <text:p text:style-name="P7">13) What paralysed whitehall 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3:07:16.163763338</meta:creation-date>
    <dc:date>2022-09-08T15:19:59.144982116</dc:date>
    <meta:editing-duration>PT31M22S</meta:editing-duration>
    <meta:editing-cycles>1</meta:editing-cycles>
    <meta:document-statistic meta:table-count="0" meta:image-count="0" meta:object-count="0" meta:page-count="1" meta:paragraph-count="15" meta:word-count="171" meta:character-count="924" meta:non-whitespace-character-count="768"/>
    <meta:generator>LibreOffice/6.4.7.2$Linux_X86_64 LibreOffice_project/40$Build-2</meta:generator>
  </office:meta>
</office:document-meta>
</file>